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officeooo:paragraph-rsid="000516b2"/>
    </style:style>
    <style:style style:name="P3" style:family="paragraph" style:parent-style-name="Standard">
      <style:paragraph-properties fo:text-align="center" style:justify-single-word="false"/>
      <style:text-properties style:font-name="Times New Roman" fo:font-weight="bold" officeooo:rsid="00032223" officeooo:paragraph-rsid="00032223" style:font-weight-asian="bold" style:font-weight-complex="bold"/>
    </style:style>
    <style:style style:name="P4" style:family="paragraph" style:parent-style-name="Standard">
      <style:text-properties style:font-name="Times New Roman" fo:font-weight="bold" officeooo:rsid="00032223" officeooo:paragraph-rsid="00032223" style:font-weight-asian="bold" style:font-weight-complex="bold"/>
    </style:style>
    <style:style style:name="P5" style:family="paragraph" style:parent-style-name="Text_20_body">
      <style:paragraph-properties fo:text-align="center" style:justify-single-word="false"/>
      <style:text-properties fo:font-weight="bold" officeooo:rsid="00032223" officeooo:paragraph-rsid="00032223" style:font-weight-asian="bold" style:font-weight-complex="bold"/>
    </style:style>
    <style:style style:name="P6" style:family="paragraph" style:parent-style-name="Text_20_body">
      <style:paragraph-properties fo:text-align="center" style:justify-single-word="false"/>
      <style:text-properties fo:font-weight="bold" officeooo:rsid="00032223" officeooo:paragraph-rsid="000516b2" style:font-weight-asian="bold" style:font-weight-complex="bold"/>
    </style:style>
    <style:style style:name="P7" style:family="paragraph" style:parent-style-name="Text_20_body">
      <style:paragraph-properties fo:text-align="end" style:justify-single-word="false"/>
      <style:text-properties fo:font-weight="bold" officeooo:rsid="00032223" officeooo:paragraph-rsid="000516b2" style:font-weight-asian="bold" style:font-weight-complex="bold"/>
    </style:style>
    <style:style style:name="P8" style:family="paragraph" style:parent-style-name="Text_20_body">
      <style:paragraph-properties fo:margin-left="0cm" fo:margin-right="0cm" fo:text-indent="0cm" style:auto-text-indent="false"/>
      <style:text-properties fo:font-weight="bold" officeooo:rsid="00067fc7" officeooo:paragraph-rsid="00067fc7" style:font-weight-asian="bold" style:font-weight-complex="bold"/>
    </style:style>
    <style:style style:name="P9"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0" style:family="paragraph" style:parent-style-name="Text_20_body">
      <style:paragraph-properties fo:margin-left="0cm" fo:margin-right="0cm" fo:text-indent="0cm" style:auto-text-indent="false" fo:padding="0cm" fo:border="none"/>
      <style:text-properties fo:font-weight="normal" style:font-weight-asian="normal" style:font-weight-complex="normal"/>
    </style:style>
    <style:style style:name="P11" style:family="paragraph" style:parent-style-name="Text_20_body">
      <style:paragraph-properties fo:margin-left="0cm" fo:margin-right="0cm" fo:text-indent="0cm" style:auto-text-indent="false" fo:padding="0cm" fo:border="none"/>
    </style:style>
    <style:style style:name="P12" style:family="paragraph">
      <style:paragraph-properties fo:text-align="center"/>
    </style:style>
    <style:style style:name="T1" style:family="text">
      <style:text-properties style:font-name="Times New Roman"/>
    </style:style>
    <style:style style:name="T2" style:family="text">
      <style:text-properties style:font-name="Times New Roman" officeooo:rsid="000516b2"/>
    </style:style>
    <style:style style:name="T3" style:family="text">
      <style:text-properties style:font-name="Times New Roman" fo:font-weight="normal" officeooo:rsid="000516b2" style:font-weight-asian="normal" style:font-weight-complex="normal"/>
    </style:style>
    <style:style style:name="T4" style:family="text">
      <style:text-properties officeooo:rsid="000516b2"/>
    </style:style>
    <style:style style:name="T5" style:family="text">
      <style:text-properties officeooo:rsid="00067fc7"/>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fo:min-height="0cm" fo:min-width="0cm" loext:decorative="false"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3" style:family="graphic">
      <style:graphic-properties fo:min-height="0cm" fo:min-width="0cm" loext:decorative="false"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0" draw:name="Forma 1" draw:style-name="gr3" svg:width="2.25cm" svg:height="1.959cm" svg:x="-0.519cm" svg:y="0.012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1" draw:name="Forma 2" draw:style-name="gr2" svg:width="1.763cm" svg:height="1.763cm" svg:x="15.93cm" svg:y="0.136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text:s/>UNIVERSIDAD CENTRAL DE VENEZUELA</text:p>
      <text:p text:style-name="P3">FACULTAD DE INGENIERÍA</text:p>
      <text:p text:style-name="P3">ESCUELA DE INGENIERÍA ELÉCTRICA</text:p>
      <text:p text:style-name="P3">DEPARTAMENTO DE POTENCIA</text:p>
      <text:p text:style-name="P4"><draw:line text:anchor-type="paragraph" draw:z-index="2" draw:name="Línea 1" draw:style-name="gr1" draw:text-style-name="P12" svg:x1="-0.016cm" svg:y1="0.658cm" svg:x2="17.896cm" svg:y2="0.658cm"><text:p/></draw:line><text:tab/><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ANTEPROYECTO DEL TRABAJO ESPECIAL DE GRADO</text:p>
      <text:p text:style-name="P4"/>
      <text:h text:style-name="P1" text:outline-level="1"><text:span text:style-name="Strong_20_Emphasis">Diseño y construcción de sistema para la medición y calibración de detector de Humo Modelo### de la empresa SOVICA ELECTRONICS C.A.</text:span></text:h>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7"><text:span text:style-name="Strong_20_Emphasis"><text:span text:style-name="T3">Br. Juan Miguelangel Contreras</text:span></text:span></text:p>
      <text:p text:style-name="P7"><text:span text:style-name="Strong_20_Emphasis"><text:span text:style-name="T3">CI: 25562106</text:span></text:span></text:p>
      <text:p text:style-name="P6"><text:span text:style-name="Strong_20_Emphasis"><text:span text:style-name="T3">Caracas, 14 de mayo de 2024</text:span></text:span></text:p>
      <text:h text:style-name="P2" text:outline-level="2"><text:soft-page-break/><text:span text:style-name="Strong_20_Emphasis"><text:span text:style-name="T4">Introducción</text:span></text:span></text:h>
      <text:p text:style-name="P8">*Idea1:</text:p>
      <text:p text:style-name="P9">Los <text:span text:style-name="Strong_20_Emphasis">detectores de humo</text:span> son dispositivos esenciales en la seguridad contra incendios. Su función principal es detectar la presencia de humo en el aire, lo que puede indicar un posible incendio. Estos dispositivos activan alarmas para alertar a las personas cercanas y permitir una respuesta rápida. </text:p>
      <text:p text:style-name="P10">La <text:span text:style-name="Strong_20_Emphasis">calibración</text:span> de los detectores es crucial para garantizar su precisión. Se deben realizar pruebas periódicas para verificar su funcionamiento y ajustar los umbrales según las condiciones específicas.</text:p>
      <text:p text:style-name="P11">En resumen, un sistema de medición y calibración adecuado asegura que los detectores de humo respondan de manera confiable ante situaciones de riesgo. </text:p>
      <text:p text:style-name="P8">*Idea2:</text:p>
      <text:p text:style-name="P8"/>
      <text:p text:style-name="P5"><text:span text:style-name="Strong_20_Emphasis"><text:span text:style-name="T3"/></text:span></text:p>
      <text:p text:style-name="P5"><text:span text:style-name="Strong_20_Emphasis"><text:span text:style-name="T2"/></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V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14:57:51.787000000</meta:creation-date>
    <dc:date>2024-05-14T18:42:16.861000000</dc:date>
    <meta:editing-duration>PT2H59M58S</meta:editing-duration>
    <meta:editing-cycles>1</meta:editing-cycles>
    <meta:document-statistic meta:table-count="0" meta:image-count="0" meta:object-count="0" meta:page-count="2" meta:paragraph-count="16" meta:word-count="153" meta:character-count="1033" meta:non-whitespace-character-count="887"/>
    <meta:generator>LibreOffice/24.2.2.2$Windows_X86_64 LibreOffice_project/d56cc158d8a96260b836f100ef4b4ef25d6f1a01</meta:generator>
  </office:meta>
</office:document-meta>
</file>